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5.189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3.4953in"/>
    </style:style>
    <style:style style:name="co8" style:family="table-column">
      <style:table-column-properties fo:break-before="auto" style:column-width="5.5646in"/>
    </style:style>
    <style:style style:name="co9" style:family="table-column">
      <style:table-column-properties fo:break-before="auto" style:column-width="0.139in"/>
    </style:style>
    <style:style style:name="co10" style:family="table-column">
      <style:table-column-properties fo:break-before="auto" style:column-width="0.1071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475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llen/qlen</text:p>
          </table:table-cell>
          <table:table-cell office:value-type="string" calcext:value-type="string">
            <text:p>evalue</text:p>
          </table:table-cell>
          <table:table-cell office:value-type="string" calcext:value-type="string">
            <text:p>qseqid</text:p>
          </table:table-cell>
          <table:table-cell office:value-type="string" calcext:value-type="string">
            <text:p>q_function</text:p>
          </table:table-cell>
          <table:table-cell office:value-type="string" calcext:value-type="string">
            <text:p>qlen</text:p>
          </table:table-cell>
          <table:table-cell office:value-type="string" calcext:value-type="string">
            <text:p>sseqid</text:p>
          </table:table-cell>
          <table:table-cell office:value-type="string" calcext:value-type="string">
            <text:p>s_function</text:p>
          </table:table-cell>
          <table:table-cell office:value-type="string" calcext:value-type="string">
            <text:p>s_GO_terms</text:p>
          </table:table-cell>
          <table:table-cell office:value-type="string" calcext:value-type="string">
            <text:p>slen</text:p>
          </table:table-cell>
          <table:table-cell office:value-type="string" calcext:value-type="string">
            <text:p>length</text:p>
          </table:table-cell>
          <table:table-cell table:number-columns-repeated="2"/>
          <table:table-cell office:value-type="string" calcext:value-type="string">
            <text:p>pident</text:p>
          </table:table-cell>
          <table:table-cell office:value-type="string" calcext:value-type="string">
            <text:p>bitscore</text:p>
          </table:table-cell>
          <table:table-cell office:value-type="string" calcext:value-type="string">
            <text:p>mismatch</text:p>
          </table:table-cell>
          <table:table-cell office:value-type="string" calcext:value-type="string">
            <text:p>gaps</text:p>
          </table:table-cell>
          <table:table-cell office:value-type="string" calcext:value-type="string">
            <text:p>qstart</text:p>
          </table:table-cell>
          <table:table-cell office:value-type="string" calcext:value-type="string">
            <text:p>qend</text:p>
          </table:table-cell>
          <table:table-cell office:value-type="string" calcext:value-type="string">
            <text:p>sstart</text:p>
          </table:table-cell>
          <table:table-cell office:value-type="string" calcext:value-type="string">
            <text:p>send</text:p>
          </table:table-cell>
        </table:table-row>
        <table:table-row table:style-name="ro1">
          <table:table-cell office:value-type="float" office:value="0.19290465631929" calcext:value-type="float">
            <text:p>0.1929046563</text:p>
          </table:table-cell>
          <table:table-cell office:value-type="float" office:value="2E-026" calcext:value-type="float">
            <text:p>2E-026</text:p>
          </table:table-cell>
          <table:table-cell office:value-type="string" calcext:value-type="string">
            <text:p>Tb927.10.7570</text:p>
          </table:table-cell>
          <table:table-cell office:value-type="string" calcext:value-type="string">
            <text:p>dihydrolipoamide acetyltransferase E2 subunit, putativ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G_transcript_43242</text:p>
          </table:table-cell>
          <table:table-cell office:value-type="string" calcext:value-type="string">
            <text:p>pyruvate dehydrogenase e2 component</text:p>
          </table:table-cell>
          <table:table-cell office:value-type="string" calcext:value-type="string">
            <text:p>mitochondrial matrix;pyruvate dehydrogenase complex;dihydrolipoyllysine-residue acetyltransferase activity;pyruvate metabolic process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9.91" calcext:value-type="float">
            <text:p>29.91</text:p>
          </table:table-cell>
          <table:table-cell office:value-type="float" office:value="33.1" calcext:value-type="float">
            <text:p>33.1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99" calcext:value-type="float">
            <text:p>199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267295597484277" calcext:value-type="float">
            <text:p>0.2672955975</text:p>
          </table:table-cell>
          <table:table-cell office:value-type="float" office:value="3E-025" calcext:value-type="float">
            <text:p>3E-025</text:p>
          </table:table-cell>
          <table:table-cell office:value-type="string" calcext:value-type="string">
            <text:p>Tb927.10.2560</text:p>
          </table:table-cell>
          <table:table-cell office:value-type="string" calcext:value-type="string">
            <text:p>mitochondrial malate dehydrogenase (mMDH)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G_transcript_52542</text:p>
          </table:table-cell>
          <table:table-cell office:value-type="string" calcext:value-type="string">
            <text:p>mitochondrial malate dehydrogenase 2b</text:p>
          </table:table-cell>
          <table:table-cell office:value-type="string" calcext:value-type="string">
            <text:p>mitochondrion;L-malate dehydrogenase activity;carbohydrate metabolic process;tricarboxylic acid cycle;malate metabolic process;cell aging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35.94" calcext:value-type="float">
            <text:p>35.94</text:p>
          </table:table-cell>
          <table:table-cell office:value-type="float" office:value="28.5" calcext:value-type="float">
            <text:p>28.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07" calcext:value-type="float">
            <text:p>307</text:p>
          </table:table-cell>
          <table:table-cell office:value-type="float" office:value="242" calcext:value-type="float">
            <text:p>242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0.284615384615385" calcext:value-type="float">
            <text:p>0.2846153846</text:p>
          </table:table-cell>
          <table:table-cell office:value-type="float" office:value="1E-015" calcext:value-type="float">
            <text:p>1E-015</text:p>
          </table:table-cell>
          <table:table-cell office:value-type="string" calcext:value-type="string">
            <text:p>Tb927.10.2350</text:p>
          </table:table-cell>
          <table:table-cell office:value-type="string" calcext:value-type="string">
            <text:p>pyruvate dehydrogenase complex E3 binding protein, putativ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G_transcript_53084</text:p>
          </table:table-cell>
          <table:table-cell office:value-type="string" calcext:value-type="string">
            <text:p>dihydrolipoyllysine-residue acetyltransferase component 2 of pyruvate dehydrogenase mitochondrial-like</text:p>
          </table:table-cell>
          <table:table-cell office:value-type="string" calcext:value-type="string">
            <text:p>mitochondrion;transferase activity, transferring acyl groups;metabolic process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4.14" calcext:value-type="float">
            <text:p>24.14</text:p>
          </table:table-cell>
          <table:table-cell office:value-type="float" office:value="32.7" calcext:value-type="float">
            <text:p>32.7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521" calcext:value-type="float">
            <text:p>521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0.288461538461538" calcext:value-type="float">
            <text:p>0.2884615385</text:p>
          </table:table-cell>
          <table:table-cell office:value-type="float" office:value="2E-018" calcext:value-type="float">
            <text:p>2E-018</text:p>
          </table:table-cell>
          <table:table-cell office:value-type="string" calcext:value-type="string">
            <text:p>Tb927.10.2350</text:p>
          </table:table-cell>
          <table:table-cell office:value-type="string" calcext:value-type="string">
            <text:p>pyruvate dehydrogenase complex E3 binding protein, putativ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G_transcript_56241</text:p>
          </table:table-cell>
          <table:table-cell office:value-type="string" calcext:value-type="string">
            <text:p>dihydrolipoamide acetyltransferase component pyruvate dehydrogenase complex</text:p>
          </table:table-cell>
          <table:table-cell office:value-type="string" calcext:value-type="string">
            <text:p>mitochondrial matrix;pyruvate dehydrogenase complex;dihydrolipoyllysine-residue acetyltransferase activity;pyruvate metabolic process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4.02" calcext:value-type="float">
            <text:p>54.02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303846153846154" calcext:value-type="float">
            <text:p>0.3038461538</text:p>
          </table:table-cell>
          <table:table-cell office:value-type="float" office:value="2E-018" calcext:value-type="float">
            <text:p>2E-018</text:p>
          </table:table-cell>
          <table:table-cell office:value-type="string" calcext:value-type="string">
            <text:p>Tb927.10.2350</text:p>
          </table:table-cell>
          <table:table-cell office:value-type="string" calcext:value-type="string">
            <text:p>pyruvate dehydrogenase complex E3 binding protein, putativ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G_transcript_35367</text:p>
          </table:table-cell>
          <table:table-cell office:value-type="string" calcext:value-type="string">
            <text:p>pyruvate dehydrogenase complex dihydrolipoamide acetyltransferase</text:p>
          </table:table-cell>
          <table:table-cell office:value-type="string" calcext:value-type="string">
            <text:p>mitochondrial matrix;pyruvate dehydrogenase complex;dihydrolipoyllysine-residue acetyltransferase activity;pyruvate metabolic process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6.5" calcext:value-type="float">
            <text:p>26.5</text:p>
          </table:table-cell>
          <table:table-cell office:value-type="float" office:value="35.4" calcext:value-type="float">
            <text:p>35.4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410" calcext:value-type="float">
            <text:p>410</text:p>
          </table:table-cell>
          <table:table-cell office:value-type="float" office:value="521" calcext:value-type="float">
            <text:p>521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353846153846154" calcext:value-type="float">
            <text:p>0.3538461538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Tb927.11.1310</text:p>
          </table:table-cell>
          <table:table-cell office:value-type="string" calcext:value-type="string">
            <text:p>NADH-cytochrome b5 reductase, putative (B5R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G_transcript_23105</text:p>
          </table:table-cell>
          <table:table-cell office:value-type="string" calcext:value-type="string">
            <text:p>oxidoreductase nad-binding domain-containing protein 1</text:p>
          </table:table-cell>
          <table:table-cell office:value-type="string" calcext:value-type="string">
            <text:p>mitochondrion;oxidoreductase activity;oxidation-reduction process</text:p>
          </table:table-cell>
          <table:table-cell office:value-type="float" office:value="257" calcext:value-type="float">
            <text:p>257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8.57" calcext:value-type="float">
            <text:p>28.5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275" calcext:value-type="float">
            <text:p>275</text:p>
          </table:table-cell>
          <table:table-cell office:value-type="float" office:value="415" calcext:value-type="float">
            <text:p>41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0.358333333333333" calcext:value-type="float">
            <text:p>0.3583333333</text:p>
          </table:table-cell>
          <table:table-cell office:value-type="float" office:value="9E-057" calcext:value-type="float">
            <text:p>9E-057</text:p>
          </table:table-cell>
          <table:table-cell office:value-type="string" calcext:value-type="string">
            <text:p>Tb927.10.2230</text:p>
          </table:table-cell>
          <table:table-cell office:value-type="string" calcext:value-type="string">
            <text:p>adrenodoxin reductase, putative,ferredoxin NADP reductase-like protei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G_transcript_18154</text:p>
          </table:table-cell>
          <table:table-cell office:value-type="string" calcext:value-type="string">
            <text:p>nadph:adrenodoxin mitochondrial</text:p>
          </table:table-cell>
          <table:table-cell office:value-type="string" calcext:value-type="string">
            <text:p>mitochondrion;oxidoreductase activity;oxidation-reduction process</text:p>
          </table:table-cell>
          <table:table-cell office:value-type="float" office:value="338" calcext:value-type="float">
            <text:p>338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24.1" calcext:value-type="float">
            <text:p>24.1</text:p>
          </table:table-cell>
          <table:table-cell office:value-type="float" office:value="27.7" calcext:value-type="float">
            <text:p>27.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0.365625" calcext:value-type="float">
            <text:p>0.36562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b927.7.7230</text:p>
          </table:table-cell>
          <table:table-cell office:value-type="string" calcext:value-type="string">
            <text:p>nitroreductase (NTR)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G_transcript_790</text:p>
          </table:table-cell>
          <table:table-cell office:value-type="string" calcext:value-type="string">
            <text:p>gi|9909124|dbj| |pyruvate: nadp+ oxidoreductase</text:p>
          </table:table-cell>
          <table:table-cell office:value-type="string" calcext:value-type="string">
            <text:p>mitochondrion;iron ion binding;FMN binding;thiamine pyrophosphate binding;pyruvate dehydrogenase (NADP+) activity;aquacobalamin reductase (NADPH) activity;4 iron, 4 sulfur cluster binding;pyruvate metabolic process;electron transport chain;cellular respiration</text:p>
          </table:table-cell>
          <table:table-cell office:value-type="float" office:value="1169" calcext:value-type="float">
            <text:p>1169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6.98" calcext:value-type="float">
            <text:p>26.98</text:p>
          </table:table-cell>
          <table:table-cell office:value-type="float" office:value="27.7" calcext:value-type="float">
            <text:p>27.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86" calcext:value-type="float">
            <text:p>28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0.37012987012987" calcext:value-type="float">
            <text:p>0.3701298701</text:p>
          </table:table-cell>
          <table:table-cell office:value-type="float" office:value="0.00004" calcext:value-type="float">
            <text:p>0.00004</text:p>
          </table:table-cell>
          <table:table-cell office:value-type="string" calcext:value-type="string">
            <text:p>Tb927.11.15550</text:p>
          </table:table-cell>
          <table:table-cell office:value-type="string" calcext:value-type="string">
            <text:p>NADH-cytochrome b5 reductase, putative (B5R)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G_transcript_23105</text:p>
          </table:table-cell>
          <table:table-cell office:value-type="string" calcext:value-type="string">
            <text:p>oxidoreductase nad-binding domain-containing protein 1</text:p>
          </table:table-cell>
          <table:table-cell office:value-type="string" calcext:value-type="string">
            <text:p>mitochondrion;oxidoreductase activity;oxidation-reduction process</text:p>
          </table:table-cell>
          <table:table-cell office:value-type="float" office:value="257" calcext:value-type="float">
            <text:p>257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3.2" calcext:value-type="float">
            <text:p>93.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0.371069182389937" calcext:value-type="float">
            <text:p>0.3710691824</text:p>
          </table:table-cell>
          <table:table-cell office:value-type="float" office:value="2E-052" calcext:value-type="float">
            <text:p>2E-052</text:p>
          </table:table-cell>
          <table:table-cell office:value-type="string" calcext:value-type="string">
            <text:p>Tb927.9.4520</text:p>
          </table:table-cell>
          <table:table-cell office:value-type="string" calcext:value-type="string">
            <text:p>mitochondrial processing peptide beta subunit, putative,metallo-peptidase, Clan ME, Family M1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EG_transcript_25719</text:p>
          </table:table-cell>
          <table:table-cell office:value-type="string" calcext:value-type="string">
            <text:p>mitochondrial-processing peptidase subunit beta</text:p>
          </table:table-cell>
          <table:table-cell office:value-type="string" calcext:value-type="string">
            <text:p>mitochondrial inner membrane;respiratory chain;metalloendopeptidase activity;metal ion binding;proteolysis;oxidation-reduction process</text:p>
          </table:table-cell>
          <table:table-cell office:value-type="float" office:value="236" calcext:value-type="float">
            <text:p>23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44.59" calcext:value-type="float">
            <text:p>44.59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.372822299651568" calcext:value-type="float">
            <text:p>0.3728222997</text:p>
          </table:table-cell>
          <table:table-cell office:value-type="float" office:value="0.00008" calcext:value-type="float">
            <text:p>0.00008</text:p>
          </table:table-cell>
          <table:table-cell office:value-type="string" calcext:value-type="string">
            <text:p>Tb927.7.2700</text:p>
          </table:table-cell>
          <table:table-cell office:value-type="string" calcext:value-type="string">
            <text:p>NADH-cytochrome b5 reductase, putative (B5R)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G_transcript_23105</text:p>
          </table:table-cell>
          <table:table-cell office:value-type="string" calcext:value-type="string">
            <text:p>oxidoreductase nad-binding domain-containing protein 1</text:p>
          </table:table-cell>
          <table:table-cell office:value-type="string" calcext:value-type="string">
            <text:p>mitochondrion;oxidoreductase activity;oxidation-reduction process</text:p>
          </table:table-cell>
          <table:table-cell office:value-type="float" office:value="257" calcext:value-type="float">
            <text:p>257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5.33" calcext:value-type="float">
            <text:p>45.33</text:p>
          </table:table-cell>
          <table:table-cell office:value-type="float" office:value="72.8" calcext:value-type="float">
            <text:p>72.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0000000004" calcext:value-type="float">
            <text:p>4E-011</text:p>
          </table:table-cell>
          <table:table-cell office:value-type="string" calcext:value-type="string">
            <text:p>Tb927.11.530</text:p>
          </table:table-cell>
          <table:table-cell office:value-type="string" calcext:value-type="string">
            <text:p>RNA-binding protein, putative (RBP3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G_transcript_39982</text:p>
          </table:table-cell>
          <table:table-cell office:value-type="string" calcext:value-type="string">
            <text:p>glycine-rich rna-binding protein mitochondrial-like</text:p>
          </table:table-cell>
          <table:table-cell office:value-type="string" calcext:value-type="string">
            <text:p>mitochondrion;nucleotide binding;double-stranded DNA binding;single-stranded DNA binding;RNA binding;response to cold;response to water deprivation;response to salt stress;cell wall organization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3.04" calcext:value-type="float">
            <text:p>43.04</text:p>
          </table:table-cell>
          <table:table-cell office:value-type="float" office:value="72.8" calcext:value-type="float">
            <text:p>72.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420924574209246" calcext:value-type="float">
            <text:p>0.4209245742</text:p>
          </table:table-cell>
          <table:table-cell office:value-type="float" office:value="4E-015" calcext:value-type="float">
            <text:p>4E-015</text:p>
          </table:table-cell>
          <table:table-cell office:value-type="string" calcext:value-type="string">
            <text:p>Tb927.11.14440</text:p>
          </table:table-cell>
          <table:table-cell office:value-type="string" calcext:value-type="string">
            <text:p>hypothetical protein, conserved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EG_transcript_443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itochondrial inner membrane;cytochrome-c oxidase activity;protein binding</text:p>
          </table:table-cell>
          <table:table-cell office:value-type="float" office:value="1482" calcext:value-type="float">
            <text:p>1482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38.89" calcext:value-type="float">
            <text:p>38.89</text:p>
          </table:table-cell>
          <table:table-cell office:value-type="float" office:value="28.1" calcext:value-type="float">
            <text:p>28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30188679245283" calcext:value-type="float">
            <text:p>0.4301886792</text:p>
          </table:table-cell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Tb927.10.4130</text:p>
          </table:table-cell>
          <table:table-cell office:value-type="string" calcext:value-type="string">
            <text:p>NDUFA5/B13 subunit, putativ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G_transcript_24541</text:p>
          </table:table-cell>
          <table:table-cell office:value-type="string" calcext:value-type="string">
            <text:p>probable nadh dehydrogenase</text:p>
          </table:table-cell>
          <table:table-cell office:value-type="string" calcext:value-type="string">
            <text:p>mitochondrial inner membrane;oxidoreductase activity, acting on NAD(P)H;respiratory electron transport chain</text:p>
          </table:table-cell>
          <table:table-cell office:value-type="float" office:value="184" calcext:value-type="float">
            <text:p>184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2.11" calcext:value-type="float">
            <text:p>42.11</text:p>
          </table:table-cell>
          <table:table-cell office:value-type="float" office:value="83.2" calcext:value-type="float">
            <text:p>83.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441176470588235" calcext:value-type="float">
            <text:p>0.4411764706</text:p>
          </table:table-cell>
          <table:table-cell office:value-type="float" office:value="0.00002" calcext:value-type="float">
            <text:p>0.00002</text:p>
          </table:table-cell>
          <table:table-cell office:value-type="string" calcext:value-type="string">
            <text:p>Tb927.11.3750</text:p>
          </table:table-cell>
          <table:table-cell office:value-type="string" calcext:value-type="string">
            <text:p>NADH-cytochrome b5 reductase, putative (B5R)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G_transcript_23105</text:p>
          </table:table-cell>
          <table:table-cell office:value-type="string" calcext:value-type="string">
            <text:p>oxidoreductase nad-binding domain-containing protein 1</text:p>
          </table:table-cell>
          <table:table-cell office:value-type="string" calcext:value-type="string">
            <text:p>mitochondrion;oxidoreductase activity;oxidation-reduction process</text:p>
          </table:table-cell>
          <table:table-cell office:value-type="float" office:value="257" calcext:value-type="float">
            <text:p>257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42.11" calcext:value-type="float">
            <text:p>42.11</text:p>
          </table:table-cell>
          <table:table-cell office:value-type="float" office:value="83.2" calcext:value-type="float">
            <text:p>83.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447761194029851" calcext:value-type="float">
            <text:p>0.447761194</text:p>
          </table:table-cell>
          <table:table-cell office:value-type="float" office:value="4E-031" calcext:value-type="float">
            <text:p>4E-031</text:p>
          </table:table-cell>
          <table:table-cell office:value-type="string" calcext:value-type="string">
            <text:p>Tb927.3.2300</text:p>
          </table:table-cell>
          <table:table-cell office:value-type="string" calcext:value-type="string">
            <text:p>small GTP-binding protein Rab1 (Trab1)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G_transcript_40131</text:p>
          </table:table-cell>
          <table:table-cell office:value-type="string" calcext:value-type="string">
            <text:p>unnamed protein product</text:p>
          </table:table-cell>
          <table:table-cell office:value-type="string" calcext:value-type="string">
            <text:p>mitochondrion;zinc ion binding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2.11" calcext:value-type="float">
            <text:p>42.11</text:p>
          </table:table-cell>
          <table:table-cell office:value-type="float" office:value="83.2" calcext:value-type="float">
            <text:p>83.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.554192229038855" calcext:value-type="float">
            <text:p>0.554192229</text:p>
          </table:table-cell>
          <table:table-cell office:value-type="float" office:value="3E-037" calcext:value-type="float">
            <text:p>3E-037</text:p>
          </table:table-cell>
          <table:table-cell office:value-type="string" calcext:value-type="string">
            <text:p>Tb927.5.1060</text:p>
          </table:table-cell>
          <table:table-cell office:value-type="string" calcext:value-type="string">
            <text:p>mitochondrial processing peptidase, beta subunit, putative,metallo-peptidase, Clan ME, Family M1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EG_transcript_21706</text:p>
          </table:table-cell>
          <table:table-cell office:value-type="string" calcext:value-type="string">
            <text:p>mitochondrial-processing peptidase subunit beta</text:p>
          </table:table-cell>
          <table:table-cell office:value-type="string" calcext:value-type="string">
            <text:p>mitochondrial inner membrane;respiratory chain;metalloendopeptidase activity;metal ion binding;proteolysis;oxidation-reduction process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42.72" calcext:value-type="float">
            <text:p>42.72</text:p>
          </table:table-cell>
          <table:table-cell office:value-type="float" office:value="97.1" calcext:value-type="float">
            <text:p>97.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558510638297872" calcext:value-type="float">
            <text:p>0.5585106383</text:p>
          </table:table-cell>
          <table:table-cell office:value-type="float" office:value="2E-021" calcext:value-type="float">
            <text:p>2E-021</text:p>
          </table:table-cell>
          <table:table-cell office:value-type="string" calcext:value-type="string">
            <text:p>Tb927.7.4140</text:p>
          </table:table-cell>
          <table:table-cell office:value-type="string" calcext:value-type="string">
            <text:p>hypothetical protein, conserved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EG_transcript_52320</text:p>
          </table:table-cell>
          <table:table-cell office:value-type="string" calcext:value-type="string">
            <text:p>50s ribosomal protein l21</text:p>
          </table:table-cell>
          <table:table-cell office:value-type="string" calcext:value-type="string">
            <text:p>chromatin;nucleus;mitochondrial large ribosomal subunit;chloroplast;DNA binding;chromatin binding;transcription factor activity, sequence-specific DNA binding;structural constituent of ribosome;structural constituent of chromatin;poly(A) RNA binding;RNA methylation;glucose catabolic process;chromatin assembly or disassembly;chromatin remodeling;chromatin silencing;translation;protein import into nucleus;pollen development;embryo sac egg cell differentiation;double fertilization forming a zygote and endosperm;polar nucleus fusion;histone phosphorylation;histone H3-K9 methylation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2.72" calcext:value-type="float">
            <text:p>42.72</text:p>
          </table:table-cell>
          <table:table-cell office:value-type="float" office:value="97.1" calcext:value-type="float">
            <text:p>97.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575471698113208" calcext:value-type="float">
            <text:p>0.5754716981</text:p>
          </table:table-cell>
          <table:table-cell office:value-type="float" office:value="0.00000004" calcext:value-type="float">
            <text:p>0.00000004</text:p>
          </table:table-cell>
          <table:table-cell office:value-type="string" calcext:value-type="string">
            <text:p>Tb927.11.15240</text:p>
          </table:table-cell>
          <table:table-cell office:value-type="string" calcext:value-type="string">
            <text:p>small GTPase, putative,ras-related protein rab-2a, putative (RAB2)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G_transcript_26745</text:p>
          </table:table-cell>
          <table:table-cell office:value-type="string" calcext:value-type="string">
            <text:p>adp-ribosylation factor-like protein 2</text:p>
          </table:table-cell>
          <table:table-cell office:value-type="string" calcext:value-type="string">
            <text:p>nucleus;mitochondrial intermembrane space;centrosome;lateral plasma membrane;extracellular exosome;GTPase activity;protein binding;GTP binding;GDP binding;intracellular protein transport;cell cycle;small GTPase mediated signal transduction;positive regulation of cell-substrate adhesion;positive regulation of microtubule polymerization;negative regulation of GTPase activity;adherens junction assembly;centrosome organization;maintenance of protein location in nucleus;bicellular tight junction assembly</text:p>
          </table:table-cell>
          <table:table-cell office:value-type="float" office:value="184" calcext:value-type="float">
            <text:p>184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2.72" calcext:value-type="float">
            <text:p>42.72</text:p>
          </table:table-cell>
          <table:table-cell office:value-type="float" office:value="97.1" calcext:value-type="float">
            <text:p>97.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0.594827586206897" calcext:value-type="float">
            <text:p>0.5948275862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Tb927.11.13140</text:p>
          </table:table-cell>
          <table:table-cell office:value-type="string" calcext:value-type="string">
            <text:p>cytochrome oxidase subunit X (COXX)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G_transcript_790</text:p>
          </table:table-cell>
          <table:table-cell office:value-type="string" calcext:value-type="string">
            <text:p>gi|9909124|dbj| |pyruvate: nadp+ oxidoreductase</text:p>
          </table:table-cell>
          <table:table-cell office:value-type="string" calcext:value-type="string">
            <text:p>mitochondrion;iron ion binding;FMN binding;thiamine pyrophosphate binding;pyruvate dehydrogenase (NADP+) activity;aquacobalamin reductase (NADPH) activity;4 iron, 4 sulfur cluster binding;pyruvate metabolic process;electron transport chain;cellular respiration</text:p>
          </table:table-cell>
          <table:table-cell office:value-type="float" office:value="1169" calcext:value-type="float">
            <text:p>116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.8" calcext:value-type="float">
            <text:p>25.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36" calcext:value-type="float">
            <text:p>136</text:p>
          </table:table-cell>
          <table:table-cell office:value-type="float" office:value="236" calcext:value-type="float">
            <text:p>23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0.603978300180832" calcext:value-type="float">
            <text:p>0.6039783002</text:p>
          </table:table-cell>
          <table:table-cell office:value-type="float" office:value="2E-020" calcext:value-type="float">
            <text:p>2E-020</text:p>
          </table:table-cell>
          <table:table-cell office:value-type="string" calcext:value-type="string">
            <text:p>Tb927.11.9900</text:p>
          </table:table-cell>
          <table:table-cell office:value-type="string" calcext:value-type="string">
            <text:p>phytoene synthase, putative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EG_transcript_15810</text:p>
          </table:table-cell>
          <table:table-cell office:value-type="string" calcext:value-type="string">
            <text:p>assembly factor 6 precursor</text:p>
          </table:table-cell>
          <table:table-cell office:value-type="string" calcext:value-type="string">
            <text:p>mitochondrion;transferase activity;biosynthetic process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38.46" calcext:value-type="float">
            <text:p>38.46</text:p>
          </table:table-cell>
          <table:table-cell office:value-type="float" office:value="24.6" calcext:value-type="float">
            <text:p>24.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606060606060606" calcext:value-type="float">
            <text:p>0.6060606061</text:p>
          </table:table-cell>
          <table:table-cell office:value-type="float" office:value="0.00000003" calcext:value-type="float">
            <text:p>0.00000003</text:p>
          </table:table-cell>
          <table:table-cell office:value-type="string" calcext:value-type="string">
            <text:p>Tb927.11.13750</text:p>
          </table:table-cell>
          <table:table-cell office:value-type="string" calcext:value-type="string">
            <text:p>small GTPase, putative,ras-related rab-4 (RAB4)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EG_transcript_26745</text:p>
          </table:table-cell>
          <table:table-cell office:value-type="string" calcext:value-type="string">
            <text:p>adp-ribosylation factor-like protein 2</text:p>
          </table:table-cell>
          <table:table-cell office:value-type="string" calcext:value-type="string">
            <text:p>nucleus;mitochondrial intermembrane space;centrosome;lateral plasma membrane;extracellular exosome;GTPase activity;protein binding;GTP binding;GDP binding;intracellular protein transport;cell cycle;small GTPase mediated signal transduction;positive regulation of cell-substrate adhesion;positive regulation of microtubule polymerization;negative regulation of GTPase activity;adherens junction assembly;centrosome organization;maintenance of protein location in nucleus;bicellular tight junction assembly</text:p>
          </table:table-cell>
          <table:table-cell office:value-type="float" office:value="184" calcext:value-type="float">
            <text:p>18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1.74" calcext:value-type="float">
            <text:p>21.74</text:p>
          </table:table-cell>
          <table:table-cell office:value-type="float" office:value="35.8" calcext:value-type="float">
            <text:p>35.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278" calcext:value-type="float">
            <text:p>278</text:p>
          </table:table-cell>
          <table:table-cell office:value-type="float" office:value="128" calcext:value-type="float">
            <text:p>12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.610576923076923" calcext:value-type="float">
            <text:p>0.6105769231</text:p>
          </table:table-cell>
          <table:table-cell office:value-type="float" office:value="0.000000006" calcext:value-type="float">
            <text:p>0.000000006</text:p>
          </table:table-cell>
          <table:table-cell office:value-type="string" calcext:value-type="string">
            <text:p>Tb927.8.890</text:p>
          </table:table-cell>
          <table:table-cell office:value-type="string" calcext:value-type="string">
            <text:p>small GTP-binding protein Rab1, putativ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G_transcript_26745</text:p>
          </table:table-cell>
          <table:table-cell office:value-type="string" calcext:value-type="string">
            <text:p>adp-ribosylation factor-like protein 2</text:p>
          </table:table-cell>
          <table:table-cell office:value-type="string" calcext:value-type="string">
            <text:p>nucleus;mitochondrial intermembrane space;centrosome;lateral plasma membrane;extracellular exosome;GTPase activity;protein binding;GTP binding;GDP binding;intracellular protein transport;cell cycle;small GTPase mediated signal transduction;positive regulation of cell-substrate adhesion;positive regulation of microtubule polymerization;negative regulation of GTPase activity;adherens junction assembly;centrosome organization;maintenance of protein location in nucleus;bicellular tight junction assembly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8.33" calcext:value-type="float">
            <text:p>28.33</text:p>
          </table:table-cell>
          <table:table-cell office:value-type="float" office:value="28.1" calcext:value-type="float">
            <text:p>28.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278" calcext:value-type="float">
            <text:p>27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616666666666667" calcext:value-type="float">
            <text:p>0.6166666667</text:p>
          </table:table-cell>
          <table:table-cell office:value-type="float" office:value="7E-025" calcext:value-type="float">
            <text:p>7E-025</text:p>
          </table:table-cell>
          <table:table-cell office:value-type="string" calcext:value-type="string">
            <text:p>Tb927.3.1000</text:p>
          </table:table-cell>
          <table:table-cell office:value-type="string" calcext:value-type="string">
            <text:p>frataxin-like, mitochondrial precursor, putativ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G_transcript_32001</text:p>
          </table:table-cell>
          <table:table-cell office:value-type="string" calcext:value-type="string">
            <text:p>frataxin-like protein</text:p>
          </table:table-cell>
          <table:table-cell office:value-type="string" calcext:value-type="string">
            <text:p>mitochondrion;ferroxidase activity;ferric iron binding;response to superoxide;nematode larval development;feeding behavior;determination of adult lifespan;embryo development ending in birth or egg hatching;iron-sulfur cluster assembly;oviposition;locomotion;positive regulation of multicellular organism growth;response to hydrogen peroxide;oxidation-reduction process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6" calcext:value-type="float">
            <text:p>29.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0.63973063973064" calcext:value-type="float">
            <text:p>0.6397306397</text:p>
          </table:table-cell>
          <table:table-cell office:value-type="float" office:value="2E-053" calcext:value-type="float">
            <text:p>2E-053</text:p>
          </table:table-cell>
          <table:table-cell office:value-type="string" calcext:value-type="string">
            <text:p>Tb927.9.14160</text:p>
          </table:table-cell>
          <table:table-cell office:value-type="string" calcext:value-type="string">
            <text:p>rieske iron-sulfur protein, mitochondrial precursor (RISP)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G_transcript_23844</text:p>
          </table:table-cell>
          <table:table-cell office:value-type="string" calcext:value-type="string">
            <text:p>cytochrome b-c1 complex subunit mitochondrial</text:p>
          </table:table-cell>
          <table:table-cell office:value-type="string" calcext:value-type="string">
            <text:p>mitochondrion;plasma membrane;ubiquinol-cytochrome-c reductase activity;2 iron, 2 sulfur cluster binding;single-organism cellular process;oxidation-reduction process</text:p>
          </table:table-cell>
          <table:table-cell office:value-type="float" office:value="252" calcext:value-type="float">
            <text:p>25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1.67" calcext:value-type="float">
            <text:p>31.67</text:p>
          </table:table-cell>
          <table:table-cell office:value-type="float" office:value="32.3" calcext:value-type="float">
            <text:p>32.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678492239467849" calcext:value-type="float">
            <text:p>0.6784922395</text:p>
          </table:table-cell>
          <table:table-cell office:value-type="float" office:value="2E-076" calcext:value-type="float">
            <text:p>2E-076</text:p>
          </table:table-cell>
          <table:table-cell office:value-type="string" calcext:value-type="string">
            <text:p>Tb927.10.7570</text:p>
          </table:table-cell>
          <table:table-cell office:value-type="string" calcext:value-type="string">
            <text:p>dihydrolipoamide acetyltransferase E2 subunit, putativ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G_transcript_5584</text:p>
          </table:table-cell>
          <table:table-cell office:value-type="string" calcext:value-type="string">
            <text:p>gi|47600751|emb| |dihydrolipoyl transacetylase</text:p>
          </table:table-cell>
          <table:table-cell office:value-type="string" calcext:value-type="string">
            <text:p>mitochondrial matrix;pyruvate dehydrogenase complex;dihydrolipoyllysine-residue acetyltransferase activity;pyruvate metabolic process</text:p>
          </table:table-cell>
          <table:table-cell office:value-type="float" office:value="326" calcext:value-type="float">
            <text:p>326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28.33" calcext:value-type="float">
            <text:p>28.33</text:p>
          </table:table-cell>
          <table:table-cell office:value-type="float" office:value="26.9" calcext:value-type="float">
            <text:p>26.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9" calcext:value-type="float">
            <text:p>149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.681592039800995" calcext:value-type="float">
            <text:p>0.6815920398</text:p>
          </table:table-cell>
          <table:table-cell office:value-type="float" office:value="6E-017" calcext:value-type="float">
            <text:p>6E-017</text:p>
          </table:table-cell>
          <table:table-cell office:value-type="string" calcext:value-type="string">
            <text:p>Tb927.10.4280</text:p>
          </table:table-cell>
          <table:table-cell office:value-type="string" calcext:value-type="string">
            <text:p>hypothetical protein, conserve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G_transcript_13997</text:p>
          </table:table-cell>
          <table:table-cell office:value-type="string" calcext:value-type="string">
            <text:p>gi|290980151|ref| | protein</text:p>
          </table:table-cell>
          <table:table-cell office:value-type="string" calcext:value-type="string">
            <text:p>mitochondrial respiratory chain complex III;mitochondrial electron transport, ubiquinol to cytochrome c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6.98" calcext:value-type="float">
            <text:p>46.98</text:p>
          </table:table-cell>
          <table:table-cell office:value-type="float" office:value="191" calcext:value-type="float">
            <text:p>19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0.686567164179104" calcext:value-type="float">
            <text:p>0.6865671642</text:p>
          </table:table-cell>
          <table:table-cell office:value-type="float" office:value="7E-028" calcext:value-type="float">
            <text:p>7E-028</text:p>
          </table:table-cell>
          <table:table-cell office:value-type="string" calcext:value-type="string">
            <text:p>Tb927.7.3520</text:p>
          </table:table-cell>
          <table:table-cell office:value-type="string" calcext:value-type="string">
            <text:p>mitochondrial pyruvate carrier protein 2, putativ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EG_transcript_17968</text:p>
          </table:table-cell>
          <table:table-cell office:value-type="string" calcext:value-type="string">
            <text:p>hypothetical protein DQ04_00291050</text:p>
          </table:table-cell>
          <table:table-cell office:value-type="string" calcext:value-type="string">
            <text:p>mitochondrial inner membrane;nucleotide binding;mitochondrial pyruvate transport</text:p>
          </table:table-cell>
          <table:table-cell office:value-type="float" office:value="213" calcext:value-type="float">
            <text:p>21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5.74" calcext:value-type="float">
            <text:p>25.74</text:p>
          </table:table-cell>
          <table:table-cell office:value-type="float" office:value="28.5" calcext:value-type="float">
            <text:p>28.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0.701612903225807" calcext:value-type="float">
            <text:p>0.7016129032</text:p>
          </table:table-cell>
          <table:table-cell office:value-type="float" office:value="9E-060" calcext:value-type="float">
            <text:p>9E-060</text:p>
          </table:table-cell>
          <table:table-cell office:value-type="string" calcext:value-type="string">
            <text:p>Tb927.9.15240</text:p>
          </table:table-cell>
          <table:table-cell office:value-type="string" calcext:value-type="string">
            <text:p>hypothetical protein, conserved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G_transcript_24567</text:p>
          </table:table-cell>
          <table:table-cell office:value-type="string" calcext:value-type="string">
            <text:p>atp synthase mitochondrial f1 complex assembly factor 1</text:p>
          </table:table-cell>
          <table:table-cell office:value-type="string" calcext:value-type="string">
            <text:p>mitochondrion;protein complex assembly</text:p>
          </table:table-cell>
          <table:table-cell office:value-type="float" office:value="212" calcext:value-type="float">
            <text:p>21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3.08" calcext:value-type="float">
            <text:p>23.08</text:p>
          </table:table-cell>
          <table:table-cell office:value-type="float" office:value="30.4" calcext:value-type="float">
            <text:p>30.4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office:value-type="float" office:value="583" calcext:value-type="float">
            <text:p>58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0.731277533039648" calcext:value-type="float">
            <text:p>0.731277533</text:p>
          </table:table-cell>
          <table:table-cell office:value-type="float" office:value="4E-019" calcext:value-type="float">
            <text:p>4E-019</text:p>
          </table:table-cell>
          <table:table-cell office:value-type="string" calcext:value-type="string">
            <text:p>Tb927.6.2420</text:p>
          </table:table-cell>
          <table:table-cell office:value-type="string" calcext:value-type="string">
            <text:p>p22 protein precurso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G_transcript_25501</text:p>
          </table:table-cell>
          <table:table-cell office:value-type="string" calcext:value-type="string">
            <text:p>p22 protein precursor</text:p>
          </table:table-cell>
          <table:table-cell office:value-type="string" calcext:value-type="string">
            <text:p>mitochondrial matrix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6.32" calcext:value-type="float">
            <text:p>26.32</text:p>
          </table:table-cell>
          <table:table-cell office:value-type="float" office:value="37.4" calcext:value-type="float">
            <text:p>37.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261" calcext:value-type="float">
            <text:p>261</text:p>
          </table:table-cell>
          <table:table-cell office:value-type="float" office:value="128" calcext:value-type="float">
            <text:p>12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0.732342007434944" calcext:value-type="float">
            <text:p>0.7323420074</text:p>
          </table:table-cell>
          <table:table-cell office:value-type="float" office:value="2E-063" calcext:value-type="float">
            <text:p>2E-063</text:p>
          </table:table-cell>
          <table:table-cell office:value-type="string" calcext:value-type="string">
            <text:p>Tb927.11.180</text:p>
          </table:table-cell>
          <table:table-cell office:value-type="string" calcext:value-type="string">
            <text:p>electron transfer flavoprotein, putativ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G_transcript_33577</text:p>
          </table:table-cell>
          <table:table-cell office:value-type="string" calcext:value-type="string">
            <text:p>electron transfer flavoprotein subunit beta</text:p>
          </table:table-cell>
          <table:table-cell office:value-type="string" calcext:value-type="string">
            <text:p>mitochondrial electron transfer flavoprotein complex;extracellular exosome;electron carrier activity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47.46" calcext:value-type="float">
            <text:p>47.46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0.782407407407407" calcext:value-type="float">
            <text:p>0.7824074074</text:p>
          </table:table-cell>
          <table:table-cell office:value-type="float" office:value="0.0000002" calcext:value-type="float">
            <text:p>0.0000002</text:p>
          </table:table-cell>
          <table:table-cell office:value-type="string" calcext:value-type="string">
            <text:p>Tb927.8.4330</text:p>
          </table:table-cell>
          <table:table-cell office:value-type="string" calcext:value-type="string">
            <text:p>small GTP-binding protein Rab11 (RAB11)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G_transcript_26745</text:p>
          </table:table-cell>
          <table:table-cell office:value-type="string" calcext:value-type="string">
            <text:p>adp-ribosylation factor-like protein 2</text:p>
          </table:table-cell>
          <table:table-cell office:value-type="string" calcext:value-type="string">
            <text:p>nucleus;mitochondrial intermembrane space;centrosome;lateral plasma membrane;extracellular exosome;GTPase activity;protein binding;GTP binding;GDP binding;intracellular protein transport;cell cycle;small GTPase mediated signal transduction;positive regulation of cell-substrate adhesion;positive regulation of microtubule polymerization;negative regulation of GTPase activity;adherens junction assembly;centrosome organization;maintenance of protein location in nucleus;bicellular tight junction assembly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3.36" calcext:value-type="float">
            <text:p>23.36</text:p>
          </table:table-cell>
          <table:table-cell office:value-type="float" office:value="36.2" calcext:value-type="float">
            <text:p>36.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0.791666666666667" calcext:value-type="float">
            <text:p>0.7916666667</text:p>
          </table:table-cell>
          <table:table-cell office:value-type="float" office:value="1E-036" calcext:value-type="float">
            <text:p>1E-036</text:p>
          </table:table-cell>
          <table:table-cell office:value-type="string" calcext:value-type="string">
            <text:p>Tb927.8.4330</text:p>
          </table:table-cell>
          <table:table-cell office:value-type="string" calcext:value-type="string">
            <text:p>small GTP-binding protein Rab11 (RAB11)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G_transcript_23963</text:p>
          </table:table-cell>
          <table:table-cell office:value-type="string" calcext:value-type="string">
            <text:p>ras-related protein rab-32</text:p>
          </table:table-cell>
          <table:table-cell office:value-type="string" calcext:value-type="string">
            <text:p>mitochondrion;trans-Golgi network;membrane;early endosome lumen;melanosome;phagocytic vesicle;GTPase activity;GTP binding;GTP-dependent protein binding;AP-2 adaptor complex binding;AP-1 adaptor complex binding;AP-3 adaptor complex binding;BLOC-2 complex binding;intracellular protein transport;nucleocytoplasmic transport;metabolic process;antigen processing and presentation;Rab protein signal transduction;endosome to melanosome transport;phagosome maturation;melanosome assembly</text:p>
          </table:table-cell>
          <table:table-cell office:value-type="float" office:value="210" calcext:value-type="float">
            <text:p>210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23.89" calcext:value-type="float">
            <text:p>23.89</text:p>
          </table:table-cell>
          <table:table-cell office:value-type="float" office:value="29.3" calcext:value-type="float">
            <text:p>29.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814814814814815" calcext:value-type="float">
            <text:p>0.8148148148</text:p>
          </table:table-cell>
          <table:table-cell office:value-type="float" office:value="8E-034" calcext:value-type="float">
            <text:p>8E-034</text:p>
          </table:table-cell>
          <table:table-cell office:value-type="string" calcext:value-type="string">
            <text:p>Tb927.8.4330</text:p>
          </table:table-cell>
          <table:table-cell office:value-type="string" calcext:value-type="string">
            <text:p>small GTP-binding protein Rab11 (RAB11)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G_transcript_21240</text:p>
          </table:table-cell>
          <table:table-cell office:value-type="string" calcext:value-type="string">
            <text:p>ras-related protein rab-32</text:p>
          </table:table-cell>
          <table:table-cell office:value-type="string" calcext:value-type="string">
            <text:p>mitochondrion;trans-Golgi network;membrane;melanosome;GTPase activity;GTP binding;protein complex binding;intracellular protein transport;nucleocytoplasmic transport;melanosome organization;Rab protein signal transduction</text:p>
          </table:table-cell>
          <table:table-cell office:value-type="float" office:value="208" calcext:value-type="float">
            <text:p>208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23.89" calcext:value-type="float">
            <text:p>23.89</text:p>
          </table:table-cell>
          <table:table-cell office:value-type="float" office:value="29.3" calcext:value-type="float">
            <text:p>29.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0.816037735849057" calcext:value-type="float">
            <text:p>0.8160377358</text:p>
          </table:table-cell>
          <table:table-cell office:value-type="float" office:value="6E-034" calcext:value-type="float">
            <text:p>6E-034</text:p>
          </table:table-cell>
          <table:table-cell office:value-type="string" calcext:value-type="string">
            <text:p>Tb927.11.15240</text:p>
          </table:table-cell>
          <table:table-cell office:value-type="string" calcext:value-type="string">
            <text:p>small GTPase, putative,ras-related protein rab-2a, putative (RAB2)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G_transcript_21240</text:p>
          </table:table-cell>
          <table:table-cell office:value-type="string" calcext:value-type="string">
            <text:p>ras-related protein rab-32</text:p>
          </table:table-cell>
          <table:table-cell office:value-type="string" calcext:value-type="string">
            <text:p>mitochondrion;trans-Golgi network;membrane;melanosome;GTPase activity;GTP binding;protein complex binding;intracellular protein transport;nucleocytoplasmic transport;melanosome organization;Rab protein signal transduction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31.65" calcext:value-type="float">
            <text:p>31.65</text:p>
          </table:table-cell>
          <table:table-cell office:value-type="float" office:value="51.6" calcext:value-type="float">
            <text:p>51.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822368421052632" calcext:value-type="float">
            <text:p>0.8223684211</text:p>
          </table:table-cell>
          <table:table-cell office:value-type="float" office:value="2E-032" calcext:value-type="float">
            <text:p>2E-032</text:p>
          </table:table-cell>
          <table:table-cell office:value-type="string" calcext:value-type="string">
            <text:p>Tb927.10.12840</text:p>
          </table:table-cell>
          <table:table-cell office:value-type="string" calcext:value-type="string">
            <text:p>mitochondrial carrier protein (MCP12)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G_transcript_15350</text:p>
          </table:table-cell>
          <table:table-cell office:value-type="string" calcext:value-type="string">
            <text:p>gi|299116573|emb|CBN74761.1|conserved unknown protein</text:p>
          </table:table-cell>
          <table:table-cell office:value-type="string" calcext:value-type="string">
            <text:p>mitochondrial membrane;mitochondrial transport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5.48" calcext:value-type="float">
            <text:p>35.48</text:p>
          </table:table-cell>
          <table:table-cell office:value-type="float" office:value="25.8" calcext:value-type="float">
            <text:p>25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0.822368421052632" calcext:value-type="float">
            <text:p>0.8223684211</text:p>
          </table:table-cell>
          <table:table-cell office:value-type="float" office:value="1E-020" calcext:value-type="float">
            <text:p>1E-020</text:p>
          </table:table-cell>
          <table:table-cell office:value-type="string" calcext:value-type="string">
            <text:p>Tb927.10.12840</text:p>
          </table:table-cell>
          <table:table-cell office:value-type="string" calcext:value-type="string">
            <text:p>mitochondrial carrier protein (MCP12)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G_transcript_12671</text:p>
          </table:table-cell>
          <table:table-cell office:value-type="string" calcext:value-type="string">
            <text:p>gi|255077593|ref| |mitochondrial carrier family</text:p>
          </table:table-cell>
          <table:table-cell office:value-type="string" calcext:value-type="string">
            <text:p>mitochondrial membrane;mitochondrial transport</text:p>
          </table:table-cell>
          <table:table-cell office:value-type="float" office:value="334" calcext:value-type="float">
            <text:p>334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3.41" calcext:value-type="float">
            <text:p>23.41</text:p>
          </table:table-cell>
          <table:table-cell office:value-type="float" office:value="72.4" calcext:value-type="float">
            <text:p>72.4</text:p>
          </table:table-cell>
          <table:table-cell office:value-type="float" office:value="206" calcext:value-type="float">
            <text:p>206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75" calcext:value-type="float">
            <text:p>375</text:p>
          </table:table-cell>
          <table:table-cell office:value-type="float" office:value="125" calcext:value-type="float">
            <text:p>12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0.84115523465704" calcext:value-type="float">
            <text:p>0.8411552347</text:p>
          </table:table-cell>
          <table:table-cell office:value-type="float" office:value="7E-088" calcext:value-type="float">
            <text:p>7E-088</text:p>
          </table:table-cell>
          <table:table-cell office:value-type="string" calcext:value-type="string">
            <text:p>Tb927.8.4810</text:p>
          </table:table-cell>
          <table:table-cell office:value-type="string" calcext:value-type="string">
            <text:p>prohibitin 1 (PHB1)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G_transcript_24888</text:p>
          </table:table-cell>
          <table:table-cell office:value-type="string" calcext:value-type="string">
            <text:p>prohibitin- mitochondrial</text:p>
          </table:table-cell>
          <table:table-cell office:value-type="string" calcext:value-type="string">
            <text:p>mitochondrion;membrane;mitochondrion organization;single-organism developmental process;single-organism organelle organization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2.46" calcext:value-type="float">
            <text:p>32.46</text:p>
          </table:table-cell>
          <table:table-cell office:value-type="float" office:value="50.1" calcext:value-type="float">
            <text:p>50.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841379310344828" calcext:value-type="float">
            <text:p>0.8413793103</text:p>
          </table:table-cell>
          <table:table-cell office:value-type="float" office:value="3E-028" calcext:value-type="float">
            <text:p>3E-028</text:p>
          </table:table-cell>
          <table:table-cell office:value-type="string" calcext:value-type="string">
            <text:p>Tb927.10.15790</text:p>
          </table:table-cell>
          <table:table-cell office:value-type="string" calcext:value-type="string">
            <text:p>hypothetical protein, conserve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EG_transcript_54525</text:p>
          </table:table-cell>
          <table:table-cell office:value-type="string" calcext:value-type="string">
            <text:p>cytochrome c oxidase assembly protein cox19-like</text:p>
          </table:table-cell>
          <table:table-cell office:value-type="string" calcext:value-type="string">
            <text:p>mitochondrion;NADH dehydrogenase (ubiquinone) activity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/>
          <table:table-cell office:value-type="float" office:value="28.89" calcext:value-type="float">
            <text:p>28.89</text:p>
          </table:table-cell>
          <table:table-cell office:value-type="float" office:value="38.1" calcext:value-type="float">
            <text:p>38.1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304" calcext:value-type="float">
            <text:p>30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0.849420849420849" calcext:value-type="float">
            <text:p>0.8494208494</text:p>
          </table:table-cell>
          <table:table-cell office:value-type="float" office:value="2E-024" calcext:value-type="float">
            <text:p>2E-024</text:p>
          </table:table-cell>
          <table:table-cell office:value-type="string" calcext:value-type="string">
            <text:p>Tb927.11.3980</text:p>
          </table:table-cell>
          <table:table-cell office:value-type="string" calcext:value-type="string">
            <text:p>mitochondrial processing peptidase alpha subunit, putative,metallo-peptidase, Clan ME, Family M1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G_transcript_12637</text:p>
          </table:table-cell>
          <table:table-cell office:value-type="string" calcext:value-type="string">
            <text:p>mitochondrial flags: precursor</text:p>
          </table:table-cell>
          <table:table-cell office:value-type="string" calcext:value-type="string">
            <text:p>mitochondrial inner membrane;respiratory chain;catalytic activity;metal ion binding;oxidation-reduction process</text:p>
          </table:table-cell>
          <table:table-cell office:value-type="float" office:value="451" calcext:value-type="float">
            <text:p>451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23.64" calcext:value-type="float">
            <text:p>23.64</text:p>
          </table:table-cell>
          <table:table-cell office:value-type="float" office:value="99.4" calcext:value-type="float">
            <text:p>99.4</text:p>
          </table:table-cell>
          <table:table-cell office:value-type="float" office:value="289" calcext:value-type="float">
            <text:p>289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94" calcext:value-type="float">
            <text:p>494</text:p>
          </table:table-cell>
          <table:table-cell office:value-type="float" office:value="55" calcext:value-type="float">
            <text:p>5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0.872395833333333" calcext:value-type="float">
            <text:p>0.8723958333</text:p>
          </table:table-cell>
          <table:table-cell office:value-type="float" office:value="1E-109" calcext:value-type="float">
            <text:p>1E-109</text:p>
          </table:table-cell>
          <table:table-cell office:value-type="string" calcext:value-type="string">
            <text:p>Tb927.10.2960</text:p>
          </table:table-cell>
          <table:table-cell office:value-type="string" calcext:value-type="string">
            <text:p>GTP-binding protein, putative,elongation factor, putative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EG_transcript_3176</text:p>
          </table:table-cell>
          <table:table-cell office:value-type="string" calcext:value-type="string">
            <text:p>gi|223997558|ref| | protein</text:p>
          </table:table-cell>
          <table:table-cell office:value-type="string" calcext:value-type="string">
            <text:p>membrane;mitochondrial part;GTPase activity;GTP binding</text:p>
          </table:table-cell>
          <table:table-cell office:value-type="float" office:value="784" calcext:value-type="float">
            <text:p>784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34.48" calcext:value-type="float">
            <text:p>34.48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764" calcext:value-type="float">
            <text:p>764</text:p>
          </table:table-cell>
          <table:table-cell office:value-type="float" office:value="175" calcext:value-type="float">
            <text:p>175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0.877551020408163" calcext:value-type="float">
            <text:p>0.8775510204</text:p>
          </table:table-cell>
          <table:table-cell office:value-type="float" office:value="2E-045" calcext:value-type="float">
            <text:p>2E-045</text:p>
          </table:table-cell>
          <table:table-cell office:value-type="string" calcext:value-type="string">
            <text:p>Tb927.2.1560</text:p>
          </table:table-cell>
          <table:table-cell office:value-type="string" calcext:value-type="string">
            <text:p>cyclophilin-type peptidyl-prolyl cis-trans isomerase, putativ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G_transcript_21954</text:p>
          </table:table-cell>
          <table:table-cell office:value-type="string" calcext:value-type="string">
            <text:p>peptidyl-prolyl cis-trans isomerase mitochondrial</text:p>
          </table:table-cell>
          <table:table-cell office:value-type="string" calcext:value-type="string">
            <text:p>mitochondrion;peptidyl-prolyl cis-trans isomerase activity;protein peptidyl-prolyl isomerization;protein folding;response to stress;regulation of metabolic process;negative regulation of apoptotic process;regulation of mitochondrial membrane permeability;regulation of molecular function;cellular response to chemical stimulus;programmed necrotic cell death;regulation of apoptotic signaling pathway</text:p>
          </table:table-cell>
          <table:table-cell office:value-type="float" office:value="301" calcext:value-type="float">
            <text:p>30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47.09" calcext:value-type="float">
            <text:p>47.09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.877551020408163" calcext:value-type="float">
            <text:p>0.8775510204</text:p>
          </table:table-cell>
          <table:table-cell office:value-type="float" office:value="2E-045" calcext:value-type="float">
            <text:p>2E-045</text:p>
          </table:table-cell>
          <table:table-cell office:value-type="string" calcext:value-type="string">
            <text:p>Tb927.2.1680</text:p>
          </table:table-cell>
          <table:table-cell office:value-type="string" calcext:value-type="string">
            <text:p>cyclophilin-type peptidyl-prolyl cis-trans isomerase, putativ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G_transcript_21954</text:p>
          </table:table-cell>
          <table:table-cell office:value-type="string" calcext:value-type="string">
            <text:p>peptidyl-prolyl cis-trans isomerase mitochondrial</text:p>
          </table:table-cell>
          <table:table-cell office:value-type="string" calcext:value-type="string">
            <text:p>mitochondrion;peptidyl-prolyl cis-trans isomerase activity;protein peptidyl-prolyl isomerization;protein folding;response to stress;regulation of metabolic process;negative regulation of apoptotic process;regulation of mitochondrial membrane permeability;regulation of molecular function;cellular response to chemical stimulus;programmed necrotic cell death;regulation of apoptotic signaling pathway</text:p>
          </table:table-cell>
          <table:table-cell office:value-type="float" office:value="301" calcext:value-type="float">
            <text:p>301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47.09" calcext:value-type="float">
            <text:p>47.09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0.88265306122449" calcext:value-type="float">
            <text:p>0.8826530612</text:p>
          </table:table-cell>
          <table:table-cell office:value-type="float" office:value="2E-075" calcext:value-type="float">
            <text:p>2E-075</text:p>
          </table:table-cell>
          <table:table-cell office:value-type="string" calcext:value-type="string">
            <text:p>Tb927.2.1560</text:p>
          </table:table-cell>
          <table:table-cell office:value-type="string" calcext:value-type="string">
            <text:p>cyclophilin-type peptidyl-prolyl cis-trans isomerase, putativ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G_transcript_30136</text:p>
          </table:table-cell>
          <table:table-cell office:value-type="string" calcext:value-type="string">
            <text:p>cyclophilin a</text:p>
          </table:table-cell>
          <table:table-cell office:value-type="string" calcext:value-type="string">
            <text:p>mitochondrion;peptidyl-prolyl cis-trans isomerase activity;protein peptidyl-prolyl isomerization;protein folding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63.01" calcext:value-type="float">
            <text:p>63.01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88265306122449" calcext:value-type="float">
            <text:p>0.8826530612</text:p>
          </table:table-cell>
          <table:table-cell office:value-type="float" office:value="2E-075" calcext:value-type="float">
            <text:p>2E-075</text:p>
          </table:table-cell>
          <table:table-cell office:value-type="string" calcext:value-type="string">
            <text:p>Tb927.2.1680</text:p>
          </table:table-cell>
          <table:table-cell office:value-type="string" calcext:value-type="string">
            <text:p>cyclophilin-type peptidyl-prolyl cis-trans isomerase, putativ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G_transcript_30136</text:p>
          </table:table-cell>
          <table:table-cell office:value-type="string" calcext:value-type="string">
            <text:p>cyclophilin a</text:p>
          </table:table-cell>
          <table:table-cell office:value-type="string" calcext:value-type="string">
            <text:p>mitochondrion;peptidyl-prolyl cis-trans isomerase activity;protein peptidyl-prolyl isomerization;protein folding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63.01" calcext:value-type="float">
            <text:p>63.01</text:p>
          </table:table-cell>
          <table:table-cell office:value-type="float" office:value="222" calcext:value-type="float">
            <text:p>222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0.887550200803213" calcext:value-type="float">
            <text:p>0.8875502008</text:p>
          </table:table-cell>
          <table:table-cell office:value-type="float" office:value="4E-029" calcext:value-type="float">
            <text:p>4E-029</text:p>
          </table:table-cell>
          <table:table-cell office:value-type="string" calcext:value-type="string">
            <text:p>Tb927.11.13580</text:p>
          </table:table-cell>
          <table:table-cell office:value-type="string" calcext:value-type="string">
            <text:p>ubiquinone biosynthesis protein-like protei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G_transcript_18811</text:p>
          </table:table-cell>
          <table:table-cell office:value-type="string" calcext:value-type="string">
            <text:p>ubiquinone biosynthesis protein coq4 mitochondrial</text:p>
          </table:table-cell>
          <table:table-cell office:value-type="string" calcext:value-type="string">
            <text:p>mitochondrion;membrane;ubiquinone biosynthetic process</text:p>
          </table:table-cell>
          <table:table-cell office:value-type="float" office:value="238" calcext:value-type="float">
            <text:p>23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2.13" calcext:value-type="float">
            <text:p>32.13</text:p>
          </table:table-cell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0.890572390572391" calcext:value-type="float">
            <text:p>0.8905723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11.15040</text:p>
          </table:table-cell>
          <table:table-cell office:value-type="string" calcext:value-type="string">
            <text:p>chaperonin HSP60, mitochondrial precursor, putative,heat shock protein 60 (Cpn60)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EG_transcript_7444</text:p>
          </table:table-cell>
          <table:table-cell office:value-type="string" calcext:value-type="string">
            <text:p>gi|1217626|emb| |heat shock protein 60</text:p>
          </table:table-cell>
          <table:table-cell office:value-type="string" calcext:value-type="string">
            <text:p>mitochondrion;ATP binding;protein refolding</text:p>
          </table:table-cell>
          <table:table-cell office:value-type="float" office:value="557" calcext:value-type="float">
            <text:p>557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53.5" calcext:value-type="float">
            <text:p>53.5</text:p>
          </table:table-cell>
          <table:table-cell office:value-type="float" office:value="575" calcext:value-type="float">
            <text:p>57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0.893939393939394" calcext:value-type="float">
            <text:p>0.8939393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11.15040</text:p>
          </table:table-cell>
          <table:table-cell office:value-type="string" calcext:value-type="string">
            <text:p>chaperonin HSP60, mitochondrial precursor, putative,heat shock protein 60 (Cpn60)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EG_transcript_7178</text:p>
          </table:table-cell>
          <table:table-cell office:value-type="string" calcext:value-type="string">
            <text:p>gi|1217626|emb| |heat shock protein 60</text:p>
          </table:table-cell>
          <table:table-cell office:value-type="string" calcext:value-type="string">
            <text:p>mitochondrion;ATP binding;protein refolding</text:p>
          </table:table-cell>
          <table:table-cell office:value-type="float" office:value="569" calcext:value-type="float">
            <text:p>56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57.44" calcext:value-type="float">
            <text:p>57.44</text:p>
          </table:table-cell>
          <table:table-cell office:value-type="float" office:value="620" calcext:value-type="float">
            <text:p>62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0.906976744186046" calcext:value-type="float">
            <text:p>0.9069767442</text:p>
          </table:table-cell>
          <table:table-cell office:value-type="float" office:value="3E-063" calcext:value-type="float">
            <text:p>3E-063</text:p>
          </table:table-cell>
          <table:table-cell office:value-type="string" calcext:value-type="string">
            <text:p>Tb927.8.1890</text:p>
          </table:table-cell>
          <table:table-cell office:value-type="string" calcext:value-type="string">
            <text:p>cytochrome c1, heme protein, mitochondrial precursor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G_transcript_21511</text:p>
          </table:table-cell>
          <table:table-cell office:value-type="string" calcext:value-type="string">
            <text:p>cyt1p</text:p>
          </table:table-cell>
          <table:table-cell office:value-type="string" calcext:value-type="string">
            <text:p>mitochondrial respiratory chain complex III;heme binding;electron transporter, transferring electrons within CoQH2-cytochrome c reductase complex activity;metal ion binding;mitochondrial electron transport, ubiquinol to cytochrome c</text:p>
          </table:table-cell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41.45" calcext:value-type="float">
            <text:p>41.45</text:p>
          </table:table-cell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0.915309446254072" calcext:value-type="float">
            <text:p>0.9153094463</text:p>
          </table:table-cell>
          <table:table-cell office:value-type="float" office:value="4E-080" calcext:value-type="float">
            <text:p>4E-080</text:p>
          </table:table-cell>
          <table:table-cell office:value-type="string" calcext:value-type="string">
            <text:p>Tb927.10.14820</text:p>
          </table:table-cell>
          <table:table-cell office:value-type="string" calcext:value-type="string">
            <text:p>mitochondrial carrier protein,ADP/ATP translocase 1, putative (MCP5c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9007</text:p>
          </table:table-cell>
          <table:table-cell office:value-type="string" calcext:value-type="string">
            <text:p>mitochondrial carrier protein</text:p>
          </table:table-cell>
          <table:table-cell office:value-type="string" calcext:value-type="string">
            <text:p>mitochondrial inner membrane;integral component of membrane;motile cilium;transporter activity;transmembrane transport</text:p>
          </table:table-cell>
          <table:table-cell office:value-type="float" office:value="290" calcext:value-type="float">
            <text:p>290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46.98" calcext:value-type="float">
            <text:p>46.98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.915309446254072" calcext:value-type="float">
            <text:p>0.9153094463</text:p>
          </table:table-cell>
          <table:table-cell office:value-type="float" office:value="4E-080" calcext:value-type="float">
            <text:p>4E-080</text:p>
          </table:table-cell>
          <table:table-cell office:value-type="string" calcext:value-type="string">
            <text:p>Tb927.10.14830</text:p>
          </table:table-cell>
          <table:table-cell office:value-type="string" calcext:value-type="string">
            <text:p>mitochondrial carrier protein (MCP5b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9007</text:p>
          </table:table-cell>
          <table:table-cell office:value-type="string" calcext:value-type="string">
            <text:p>mitochondrial carrier protein</text:p>
          </table:table-cell>
          <table:table-cell office:value-type="string" calcext:value-type="string">
            <text:p>mitochondrial inner membrane;integral component of membrane;motile cilium;transporter activity;transmembrane transport</text:p>
          </table:table-cell>
          <table:table-cell office:value-type="float" office:value="290" calcext:value-type="float">
            <text:p>290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46.98" calcext:value-type="float">
            <text:p>46.98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.915309446254072" calcext:value-type="float">
            <text:p>0.9153094463</text:p>
          </table:table-cell>
          <table:table-cell office:value-type="float" office:value="4E-080" calcext:value-type="float">
            <text:p>4E-080</text:p>
          </table:table-cell>
          <table:table-cell office:value-type="string" calcext:value-type="string">
            <text:p>Tb927.10.14840</text:p>
          </table:table-cell>
          <table:table-cell office:value-type="string" calcext:value-type="string">
            <text:p>mitochondrial carrier protein (MCP5a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9007</text:p>
          </table:table-cell>
          <table:table-cell office:value-type="string" calcext:value-type="string">
            <text:p>mitochondrial carrier protein</text:p>
          </table:table-cell>
          <table:table-cell office:value-type="string" calcext:value-type="string">
            <text:p>mitochondrial inner membrane;integral component of membrane;motile cilium;transporter activity;transmembrane transport</text:p>
          </table:table-cell>
          <table:table-cell office:value-type="float" office:value="290" calcext:value-type="float">
            <text:p>290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46.98" calcext:value-type="float">
            <text:p>46.98</text:p>
          </table:table-cell>
          <table:table-cell office:value-type="float" office:value="242" calcext:value-type="float">
            <text:p>242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0.921052631578947" calcext:value-type="float">
            <text:p>0.9210526316</text:p>
          </table:table-cell>
          <table:table-cell office:value-type="float" office:value="1E-038" calcext:value-type="float">
            <text:p>1E-038</text:p>
          </table:table-cell>
          <table:table-cell office:value-type="string" calcext:value-type="string">
            <text:p>Tb927.8.5120</text:p>
          </table:table-cell>
          <table:table-cell office:value-type="string" calcext:value-type="string">
            <text:p>cytochrome 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G_transcript_36591</text:p>
          </table:table-cell>
          <table:table-cell office:value-type="string" calcext:value-type="string">
            <text:p>cytochrome c</text:p>
          </table:table-cell>
          <table:table-cell office:value-type="string" calcext:value-type="string">
            <text:p>mitochondrial intermembrane space;respiratory chain;electron carrier activity;heme binding;metal ion binding;aerobic respiration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7.55" calcext:value-type="float">
            <text:p>27.55</text:p>
          </table:table-cell>
          <table:table-cell office:value-type="float" office:value="29.6" calcext:value-type="float">
            <text:p>29.6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0.922222222222222" calcext:value-type="float">
            <text:p>0.922222222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Tb927.2.2510</text:p>
          </table:table-cell>
          <table:table-cell office:value-type="string" calcext:value-type="string">
            <text:p>voltage-dependent anion-selective channel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G_transcript_20817</text:p>
          </table:table-cell>
          <table:table-cell office:value-type="string" calcext:value-type="string">
            <text:p>af317222_1porin-like protein</text:p>
          </table:table-cell>
          <table:table-cell office:value-type="string" calcext:value-type="string">
            <text:p>mitochondrial outer membrane;transmembrane transport</text:p>
          </table:table-cell>
          <table:table-cell office:value-type="float" office:value="282" calcext:value-type="float">
            <text:p>282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52.38" calcext:value-type="float">
            <text:p>52.38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0.922222222222222" calcext:value-type="float">
            <text:p>0.9222222222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Tb927.2.2520</text:p>
          </table:table-cell>
          <table:table-cell office:value-type="string" calcext:value-type="string">
            <text:p>voltage-dependent anion-selective channel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G_transcript_20817</text:p>
          </table:table-cell>
          <table:table-cell office:value-type="string" calcext:value-type="string">
            <text:p>af317222_1porin-like protein</text:p>
          </table:table-cell>
          <table:table-cell office:value-type="string" calcext:value-type="string">
            <text:p>mitochondrial outer membrane;transmembrane transport</text:p>
          </table:table-cell>
          <table:table-cell office:value-type="float" office:value="282" calcext:value-type="float">
            <text:p>282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23.69" calcext:value-type="float">
            <text:p>23.69</text:p>
          </table:table-cell>
          <table:table-cell office:value-type="float" office:value="34.3" calcext:value-type="float">
            <text:p>34.3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923611111111111" calcext:value-type="float">
            <text:p>0.9236111111</text:p>
          </table:table-cell>
          <table:table-cell office:value-type="float" office:value="3E-073" calcext:value-type="float">
            <text:p>3E-073</text:p>
          </table:table-cell>
          <table:table-cell office:value-type="string" calcext:value-type="string">
            <text:p>Tb927.6.4980</text:p>
          </table:table-cell>
          <table:table-cell office:value-type="string" calcext:value-type="string">
            <text:p>40S ribosomal protein S14 (RPS14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G_transcript_40456</text:p>
          </table:table-cell>
          <table:table-cell office:value-type="string" calcext:value-type="string">
            <text:p>40s ribosomal protein s14</text:p>
          </table:table-cell>
          <table:table-cell office:value-type="string" calcext:value-type="string">
            <text:p>nucleolus;mitochondrion;focal adhesion;membrane;cytosolic small ribosomal subunit;extracellular exosome;structural constituent of ribosome;protein binding;hydrolase activity;translation regulator activity;mRNA 5'-UTR binding;small ribosomal subunit rRNA binding;ribosomal small subunit assembly;negative regulation of transcription from RNA polymerase II promoter;nuclear-transcribed mRNA catabolic process, nonsense-mediated decay;maturation of SSU-rRNA from tricistronic rRNA transcript (SSU-rRNA, 5.8S rRNA, LSU-rRNA);translational initiation;translational elongation;translational termination;regulation of translation;SRP-dependent cotranslational protein targeting to membrane;viral transcription;chordate embryonic development;erythrocyte development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23.69" calcext:value-type="float">
            <text:p>23.69</text:p>
          </table:table-cell>
          <table:table-cell office:value-type="float" office:value="34.3" calcext:value-type="float">
            <text:p>34.3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0.924342105263158" calcext:value-type="float">
            <text:p>0.9243421053</text:p>
          </table:table-cell>
          <table:table-cell office:value-type="float" office:value="1E-021" calcext:value-type="float">
            <text:p>1E-021</text:p>
          </table:table-cell>
          <table:table-cell office:value-type="string" calcext:value-type="string">
            <text:p>Tb927.8.5810</text:p>
          </table:table-cell>
          <table:table-cell office:value-type="string" calcext:value-type="string">
            <text:p>mitochondrial carrier protein (MCP24)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G_transcript_17529</text:p>
          </table:table-cell>
          <table:table-cell office:value-type="string" calcext:value-type="string">
            <text:p>gi|673051539|ref|XP_008879730.1|hypothetical protein H310_13861</text:p>
          </table:table-cell>
          <table:table-cell office:value-type="string" calcext:value-type="string">
            <text:p>mitochondrial membrane;mitochondrial transport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75.94" calcext:value-type="float">
            <text:p>75.94</text:p>
          </table:table-cell>
          <table:table-cell office:value-type="float" office:value="213" calcext:value-type="float">
            <text:p>2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926369863013699" calcext:value-type="float">
            <text:p>0.926369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7.7420</text:p>
          </table:table-cell>
          <table:table-cell office:value-type="string" calcext:value-type="string">
            <text:p>ATP synthase alpha chain, mitochondrial precursor,ATP synthase F1, alpha subuni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G_transcript_4714</text:p>
          </table:table-cell>
          <table:table-cell office:value-type="string" calcext:value-type="string">
            <text:p>atpase alpha subunit</text:p>
          </table:table-cell>
          <table:table-cell office:value-type="string" calcext:value-type="string">
            <text:p>mitochondrial inner membrane;proton-transporting ATP synthase complex, catalytic core F(1);ATP binding;proton-transporting ATP synthase activity, rotational mechanism;proton-transporting ATPase activity, rotational mechanism;ATP synthesis coupled proton transport;ATP hydrolysis coupled proton transport</text:p>
          </table:table-cell>
          <table:table-cell office:value-type="float" office:value="575" calcext:value-type="float">
            <text:p>575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25.98" calcext:value-type="float">
            <text:p>25.98</text:p>
          </table:table-cell>
          <table:table-cell office:value-type="float" office:value="85.9" calcext:value-type="float">
            <text:p>85.9</text:p>
          </table:table-cell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.926369863013699" calcext:value-type="float">
            <text:p>0.926369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7.7430</text:p>
          </table:table-cell>
          <table:table-cell office:value-type="string" calcext:value-type="string">
            <text:p>ATP synthase alpha chain, mitochondrial precursor,ATP synthase F1, alpha subuni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G_transcript_4714</text:p>
          </table:table-cell>
          <table:table-cell office:value-type="string" calcext:value-type="string">
            <text:p>atpase alpha subunit</text:p>
          </table:table-cell>
          <table:table-cell office:value-type="string" calcext:value-type="string">
            <text:p>mitochondrial inner membrane;proton-transporting ATP synthase complex, catalytic core F(1);ATP binding;proton-transporting ATP synthase activity, rotational mechanism;proton-transporting ATPase activity, rotational mechanism;ATP synthesis coupled proton transport;ATP hydrolysis coupled proton transport</text:p>
          </table:table-cell>
          <table:table-cell office:value-type="float" office:value="575" calcext:value-type="float">
            <text:p>575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68.21" calcext:value-type="float">
            <text:p>68.21</text:p>
          </table:table-cell>
          <table:table-cell office:value-type="float" office:value="764" calcext:value-type="float">
            <text:p>764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.927631578947368" calcext:value-type="float">
            <text:p>0.9276315789</text:p>
          </table:table-cell>
          <table:table-cell office:value-type="float" office:value="2E-020" calcext:value-type="float">
            <text:p>2E-020</text:p>
          </table:table-cell>
          <table:table-cell office:value-type="string" calcext:value-type="string">
            <text:p>Tb927.8.5810</text:p>
          </table:table-cell>
          <table:table-cell office:value-type="string" calcext:value-type="string">
            <text:p>mitochondrial carrier protein (MCP24)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G_transcript_12671</text:p>
          </table:table-cell>
          <table:table-cell office:value-type="string" calcext:value-type="string">
            <text:p>gi|255077593|ref| |mitochondrial carrier family</text:p>
          </table:table-cell>
          <table:table-cell office:value-type="string" calcext:value-type="string">
            <text:p>mitochondrial membrane;mitochondrial transport</text:p>
          </table:table-cell>
          <table:table-cell office:value-type="float" office:value="334" calcext:value-type="float">
            <text:p>334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68.21" calcext:value-type="float">
            <text:p>68.21</text:p>
          </table:table-cell>
          <table:table-cell office:value-type="float" office:value="764" calcext:value-type="float">
            <text:p>764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0.928338762214984" calcext:value-type="float">
            <text:p>0.9283387622</text:p>
          </table:table-cell>
          <table:table-cell office:value-type="float" office:value="1E-027" calcext:value-type="float">
            <text:p>1E-027</text:p>
          </table:table-cell>
          <table:table-cell office:value-type="string" calcext:value-type="string">
            <text:p>Tb927.9.11040</text:p>
          </table:table-cell>
          <table:table-cell office:value-type="string" calcext:value-type="string">
            <text:p>mitochondrial carrier protein (MCP3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7106</text:p>
          </table:table-cell>
          <table:table-cell office:value-type="string" calcext:value-type="string">
            <text:p>gi|166240406|ref| |mitochondrial substrate carrier family protein</text:p>
          </table:table-cell>
          <table:table-cell office:value-type="string" calcext:value-type="string">
            <text:p>mitochondrial membrane;mitochondrial transport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27.3" calcext:value-type="float">
            <text:p>27.3</text:p>
          </table:table-cell>
          <table:table-cell office:value-type="float" office:value="83.2" calcext:value-type="float">
            <text:p>83.2</text:p>
          </table:table-cell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0.932283464566929" calcext:value-type="float">
            <text:p>0.9322834646</text:p>
          </table:table-cell>
          <table:table-cell office:value-type="float" office:value="1E-067" calcext:value-type="float">
            <text:p>1E-067</text:p>
          </table:table-cell>
          <table:table-cell office:value-type="string" calcext:value-type="string">
            <text:p>Tb927.11.8380</text:p>
          </table:table-cell>
          <table:table-cell office:value-type="string" calcext:value-type="string">
            <text:p>NADPH--cytochrome p450 reductase, putative (CPR)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EG_transcript_2112</text:p>
          </table:table-cell>
          <table:table-cell office:value-type="string" calcext:value-type="string">
            <text:p>mitochondrial ame: full=aquacobalamin reductase</text:p>
          </table:table-cell>
          <table:table-cell office:value-type="string" calcext:value-type="string">
            <text:p>mitochondrion;iron ion binding;FMN binding;thiamine pyrophosphate binding;pyruvate dehydrogenase (NADP+) activity;aquacobalamin reductase (NADPH) activity;4 iron, 4 sulfur cluster binding;pyruvate metabolic process;electron transport chain;cellular respiration</text:p>
          </table:table-cell>
          <table:table-cell office:value-type="float" office:value="658" calcext:value-type="float">
            <text:p>658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28.77" calcext:value-type="float">
            <text:p>28.77</text:p>
          </table:table-cell>
          <table:table-cell office:value-type="float" office:value="103" calcext:value-type="float">
            <text:p>103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0.935064935064935" calcext:value-type="float">
            <text:p>0.9350649351</text:p>
          </table:table-cell>
          <table:table-cell office:value-type="float" office:value="2E-045" calcext:value-type="float">
            <text:p>2E-045</text:p>
          </table:table-cell>
          <table:table-cell office:value-type="string" calcext:value-type="string">
            <text:p>Tb927.4.1660</text:p>
          </table:table-cell>
          <table:table-cell office:value-type="string" calcext:value-type="string">
            <text:p>mitochondrial carrier protein, putative (MCP6)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G_transcript_11597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itochondrial inner membrane;calcium ion binding;transmembrane transport</text:p>
          </table:table-cell>
          <table:table-cell office:value-type="float" office:value="454" calcext:value-type="float">
            <text:p>454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7.87" calcext:value-type="float">
            <text:p>27.87</text:p>
          </table:table-cell>
          <table:table-cell office:value-type="float" office:value="229" calcext:value-type="float">
            <text:p>229</text:p>
          </table:table-cell>
          <table:table-cell office:value-type="float" office:value="378" calcext:value-type="float">
            <text:p>378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33" calcext:value-type="float">
            <text:p>633</text:p>
          </table:table-cell>
          <table:table-cell office:value-type="float" office:value="102" calcext:value-type="float">
            <text:p>10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0.9376026272578" calcext:value-type="float">
            <text:p>0.9376026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8.6580</text:p>
          </table:table-cell>
          <table:table-cell office:value-type="string" calcext:value-type="string">
            <text:p>succinate dehydrogenase flavoprotein, putative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EG_transcript_6467</text:p>
          </table:table-cell>
          <table:table-cell office:value-type="string" calcext:value-type="string">
            <text:p>gi|554934720|gb| |succinate dehydrogenase flavoprotein</text:p>
          </table:table-cell>
          <table:table-cell office:value-type="string" calcext:value-type="string">
            <text:p>mitochondrial inner membrane;succinate dehydrogenase (ubiquinone) activity;flavin adenine dinucleotide binding;tricarboxylic acid cycle;electron transport chain</text:p>
          </table:table-cell>
          <table:table-cell table:number-columns-repeated="2" office:value-type="float" office:value="571" calcext:value-type="float">
            <text:p>571</text:p>
          </table:table-cell>
          <table:table-cell table:number-columns-repeated="2"/>
          <table:table-cell office:value-type="float" office:value="31.11" calcext:value-type="float">
            <text:p>31.11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376" calcext:value-type="float">
            <text:p>376</text:p>
          </table:table-cell>
          <table:table-cell office:value-type="float" office:value="160" calcext:value-type="float">
            <text:p>16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0.938709677419355" calcext:value-type="float">
            <text:p>0.9387096774</text:p>
          </table:table-cell>
          <table:table-cell office:value-type="float" office:value="1E-016" calcext:value-type="float">
            <text:p>1E-016</text:p>
          </table:table-cell>
          <table:table-cell office:value-type="string" calcext:value-type="string">
            <text:p>Tb927.11.270</text:p>
          </table:table-cell>
          <table:table-cell office:value-type="string" calcext:value-type="string">
            <text:p>mitochondrial carrier protein (MCP10)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G_transcript_15718</text:p>
          </table:table-cell>
          <table:table-cell office:value-type="string" calcext:value-type="string">
            <text:p>gi|831335485|gb| | mitochondrial inner membrane citrate transporter</text:p>
          </table:table-cell>
          <table:table-cell office:value-type="string" calcext:value-type="string">
            <text:p>mitochondrial membrane;mitochondrial transport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70.75" calcext:value-type="float">
            <text:p>70.75</text:p>
          </table:table-cell>
          <table:table-cell office:value-type="float" office:value="887" calcext:value-type="float">
            <text:p>887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0.941368078175896" calcext:value-type="float">
            <text:p>0.9413680782</text:p>
          </table:table-cell>
          <table:table-cell office:value-type="float" office:value="6E-016" calcext:value-type="float">
            <text:p>6E-016</text:p>
          </table:table-cell>
          <table:table-cell office:value-type="string" calcext:value-type="string">
            <text:p>Tb927.9.11040</text:p>
          </table:table-cell>
          <table:table-cell office:value-type="string" calcext:value-type="string">
            <text:p>mitochondrial carrier protein (MCP3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5718</text:p>
          </table:table-cell>
          <table:table-cell office:value-type="string" calcext:value-type="string">
            <text:p>gi|831335485|gb| | mitochondrial inner membrane citrate transporter</text:p>
          </table:table-cell>
          <table:table-cell office:value-type="string" calcext:value-type="string">
            <text:p>mitochondrial membrane;mitochondrial transport</text:p>
          </table:table-cell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5.43" calcext:value-type="float">
            <text:p>25.43</text:p>
          </table:table-cell>
          <table:table-cell office:value-type="float" office:value="72" calcext:value-type="float">
            <text:p>72</text:p>
          </table:table-cell>
          <table:table-cell office:value-type="float" office:value="199" calcext:value-type="float">
            <text:p>19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0.95373665480427" calcext:value-type="float">
            <text:p>0.9537366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10.6400</text:p>
          </table:table-cell>
          <table:table-cell office:value-type="string" calcext:value-type="string">
            <text:p>chaperonin HSP60, mitochondrial precursor (HSP60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G_transcript_7178</text:p>
          </table:table-cell>
          <table:table-cell office:value-type="string" calcext:value-type="string">
            <text:p>gi|1217626|emb| |heat shock protein 60</text:p>
          </table:table-cell>
          <table:table-cell office:value-type="string" calcext:value-type="string">
            <text:p>mitochondrion;ATP binding;protein refolding</text:p>
          </table:table-cell>
          <table:table-cell office:value-type="float" office:value="569" calcext:value-type="float">
            <text:p>569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25.61" calcext:value-type="float">
            <text:p>25.61</text:p>
          </table:table-cell>
          <table:table-cell office:value-type="float" office:value="70.1" calcext:value-type="float">
            <text:p>70.1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0.95373665480427" calcext:value-type="float">
            <text:p>0.9537366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10.6510</text:p>
          </table:table-cell>
          <table:table-cell office:value-type="string" calcext:value-type="string">
            <text:p>chaperonin HSP60, mitochondrial precursor (HSP60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G_transcript_7178</text:p>
          </table:table-cell>
          <table:table-cell office:value-type="string" calcext:value-type="string">
            <text:p>gi|1217626|emb| |heat shock protein 60</text:p>
          </table:table-cell>
          <table:table-cell office:value-type="string" calcext:value-type="string">
            <text:p>mitochondrion;ATP binding;protein refolding</text:p>
          </table:table-cell>
          <table:table-cell office:value-type="float" office:value="569" calcext:value-type="float">
            <text:p>569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65.49" calcext:value-type="float">
            <text:p>65.49</text:p>
          </table:table-cell>
          <table:table-cell office:value-type="float" office:value="690" calcext:value-type="float">
            <text:p>690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0.954397394136808" calcext:value-type="float">
            <text:p>0.9543973941</text:p>
          </table:table-cell>
          <table:table-cell office:value-type="float" office:value="5E-079" calcext:value-type="float">
            <text:p>5E-079</text:p>
          </table:table-cell>
          <table:table-cell office:value-type="string" calcext:value-type="string">
            <text:p>Tb927.10.14820</text:p>
          </table:table-cell>
          <table:table-cell office:value-type="string" calcext:value-type="string">
            <text:p>mitochondrial carrier protein,ADP/ATP translocase 1, putative (MCP5c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4195</text:p>
          </table:table-cell>
          <table:table-cell office:value-type="string" calcext:value-type="string">
            <text:p>atp carrier protein</text:p>
          </table:table-cell>
          <table:table-cell office:value-type="string" calcext:value-type="string">
            <text:p>mitochondrial inner membrane;transporter activity;transmembrane transport</text:p>
          </table:table-cell>
          <table:table-cell office:value-type="float" office:value="347" calcext:value-type="float">
            <text:p>347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65.49" calcext:value-type="float">
            <text:p>65.49</text:p>
          </table:table-cell>
          <table:table-cell office:value-type="float" office:value="690" calcext:value-type="float">
            <text:p>690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0.954397394136808" calcext:value-type="float">
            <text:p>0.9543973941</text:p>
          </table:table-cell>
          <table:table-cell office:value-type="float" office:value="5E-079" calcext:value-type="float">
            <text:p>5E-079</text:p>
          </table:table-cell>
          <table:table-cell office:value-type="string" calcext:value-type="string">
            <text:p>Tb927.10.14830</text:p>
          </table:table-cell>
          <table:table-cell office:value-type="string" calcext:value-type="string">
            <text:p>mitochondrial carrier protein (MCP5b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4195</text:p>
          </table:table-cell>
          <table:table-cell office:value-type="string" calcext:value-type="string">
            <text:p>atp carrier protein</text:p>
          </table:table-cell>
          <table:table-cell office:value-type="string" calcext:value-type="string">
            <text:p>mitochondrial inner membrane;transporter activity;transmembrane transport</text:p>
          </table:table-cell>
          <table:table-cell office:value-type="float" office:value="347" calcext:value-type="float">
            <text:p>347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44.03" calcext:value-type="float">
            <text:p>44.03</text:p>
          </table:table-cell>
          <table:table-cell office:value-type="float" office:value="241" calcext:value-type="float">
            <text:p>241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0.954397394136808" calcext:value-type="float">
            <text:p>0.9543973941</text:p>
          </table:table-cell>
          <table:table-cell office:value-type="float" office:value="5E-079" calcext:value-type="float">
            <text:p>5E-079</text:p>
          </table:table-cell>
          <table:table-cell office:value-type="string" calcext:value-type="string">
            <text:p>Tb927.10.14840</text:p>
          </table:table-cell>
          <table:table-cell office:value-type="string" calcext:value-type="string">
            <text:p>mitochondrial carrier protein (MCP5a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4195</text:p>
          </table:table-cell>
          <table:table-cell office:value-type="string" calcext:value-type="string">
            <text:p>atp carrier protein</text:p>
          </table:table-cell>
          <table:table-cell office:value-type="string" calcext:value-type="string">
            <text:p>mitochondrial inner membrane;transporter activity;transmembrane transport</text:p>
          </table:table-cell>
          <table:table-cell office:value-type="float" office:value="347" calcext:value-type="float">
            <text:p>347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44.03" calcext:value-type="float">
            <text:p>44.03</text:p>
          </table:table-cell>
          <table:table-cell office:value-type="float" office:value="241" calcext:value-type="float">
            <text:p>241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0.970684039087948" calcext:value-type="float">
            <text:p>0.9706840391</text:p>
          </table:table-cell>
          <table:table-cell office:value-type="float" office:value="8E-056" calcext:value-type="float">
            <text:p>8E-056</text:p>
          </table:table-cell>
          <table:table-cell office:value-type="string" calcext:value-type="string">
            <text:p>Tb927.10.14820</text:p>
          </table:table-cell>
          <table:table-cell office:value-type="string" calcext:value-type="string">
            <text:p>mitochondrial carrier protein,ADP/ATP translocase 1, putative (MCP5c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6866</text:p>
          </table:table-cell>
          <table:table-cell office:value-type="string" calcext:value-type="string">
            <text:p>gi|910761313|gb| |mitochondrial adp atp translocase</text:p>
          </table:table-cell>
          <table:table-cell office:value-type="string" calcext:value-type="string">
            <text:p>mitochondrial inner membrane;transporter activity;transmembrane transport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44.03" calcext:value-type="float">
            <text:p>44.03</text:p>
          </table:table-cell>
          <table:table-cell office:value-type="float" office:value="241" calcext:value-type="float">
            <text:p>241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0.970684039087948" calcext:value-type="float">
            <text:p>0.9706840391</text:p>
          </table:table-cell>
          <table:table-cell office:value-type="float" office:value="8E-056" calcext:value-type="float">
            <text:p>8E-056</text:p>
          </table:table-cell>
          <table:table-cell office:value-type="string" calcext:value-type="string">
            <text:p>Tb927.10.14830</text:p>
          </table:table-cell>
          <table:table-cell office:value-type="string" calcext:value-type="string">
            <text:p>mitochondrial carrier protein (MCP5b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6866</text:p>
          </table:table-cell>
          <table:table-cell office:value-type="string" calcext:value-type="string">
            <text:p>gi|910761313|gb| |mitochondrial adp atp translocase</text:p>
          </table:table-cell>
          <table:table-cell office:value-type="string" calcext:value-type="string">
            <text:p>mitochondrial inner membrane;transporter activity;transmembrane transport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35.23" calcext:value-type="float">
            <text:p>35.23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970684039087948" calcext:value-type="float">
            <text:p>0.9706840391</text:p>
          </table:table-cell>
          <table:table-cell office:value-type="float" office:value="8E-056" calcext:value-type="float">
            <text:p>8E-056</text:p>
          </table:table-cell>
          <table:table-cell office:value-type="string" calcext:value-type="string">
            <text:p>Tb927.10.14840</text:p>
          </table:table-cell>
          <table:table-cell office:value-type="string" calcext:value-type="string">
            <text:p>mitochondrial carrier protein (MCP5a)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_transcript_16866</text:p>
          </table:table-cell>
          <table:table-cell office:value-type="string" calcext:value-type="string">
            <text:p>gi|910761313|gb| |mitochondrial adp atp translocase</text:p>
          </table:table-cell>
          <table:table-cell office:value-type="string" calcext:value-type="string">
            <text:p>mitochondrial inner membrane;transporter activity;transmembrane transport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35.23" calcext:value-type="float">
            <text:p>35.23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986238532110092" calcext:value-type="float">
            <text:p>0.9862385321</text:p>
          </table:table-cell>
          <table:table-cell office:value-type="float" office:value="3E-037" calcext:value-type="float">
            <text:p>3E-037</text:p>
          </table:table-cell>
          <table:table-cell office:value-type="string" calcext:value-type="string">
            <text:p>Tb927.8.4610</text:p>
          </table:table-cell>
          <table:table-cell office:value-type="string" calcext:value-type="string">
            <text:p>small GTP-binding protein Rab1 (Trab1)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G_transcript_23963</text:p>
          </table:table-cell>
          <table:table-cell office:value-type="string" calcext:value-type="string">
            <text:p>ras-related protein rab-32</text:p>
          </table:table-cell>
          <table:table-cell office:value-type="string" calcext:value-type="string">
            <text:p>mitochondrion;trans-Golgi network;membrane;early endosome lumen;melanosome;phagocytic vesicle;GTPase activity;GTP binding;GTP-dependent protein binding;AP-2 adaptor complex binding;AP-1 adaptor complex binding;AP-3 adaptor complex binding;BLOC-2 complex binding;intracellular protein transport;nucleocytoplasmic transport;metabolic process;antigen processing and presentation;Rab protein signal transduction;endosome to melanosome transport;phagosome maturation;melanosome assembly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35.23" calcext:value-type="float">
            <text:p>35.23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0.98932384341637" calcext:value-type="float">
            <text:p>0.9893238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10.6400</text:p>
          </table:table-cell>
          <table:table-cell office:value-type="string" calcext:value-type="string">
            <text:p>chaperonin HSP60, mitochondrial precursor (HSP60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G_transcript_7444</text:p>
          </table:table-cell>
          <table:table-cell office:value-type="string" calcext:value-type="string">
            <text:p>gi|1217626|emb| |heat shock protein 60</text:p>
          </table:table-cell>
          <table:table-cell office:value-type="string" calcext:value-type="string">
            <text:p>mitochondrion;ATP binding;protein refolding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32.56" calcext:value-type="float">
            <text:p>32.56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98932384341637" calcext:value-type="float">
            <text:p>0.9893238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b927.10.6510</text:p>
          </table:table-cell>
          <table:table-cell office:value-type="string" calcext:value-type="string">
            <text:p>chaperonin HSP60, mitochondrial precursor (HSP60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EG_transcript_7444</text:p>
          </table:table-cell>
          <table:table-cell office:value-type="string" calcext:value-type="string">
            <text:p>gi|1217626|emb| |heat shock protein 60</text:p>
          </table:table-cell>
          <table:table-cell office:value-type="string" calcext:value-type="string">
            <text:p>mitochondrion;ATP binding;protein refolding</text:p>
          </table:table-cell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58.99" calcext:value-type="float">
            <text:p>58.99</text:p>
          </table:table-cell>
          <table:table-cell office:value-type="float" office:value="643" calcext:value-type="float">
            <text:p>643</text:p>
          </table:table-cell>
          <table:table-cell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56" calcext:value-type="float">
            <text:p>556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0.991477272727273" calcext:value-type="float">
            <text:p>0.9914772727</text:p>
          </table:table-cell>
          <table:table-cell office:value-type="float" office:value="3E-098" calcext:value-type="float">
            <text:p>3E-098</text:p>
          </table:table-cell>
          <table:table-cell office:value-type="string" calcext:value-type="string">
            <text:p>Tb927.10.4910</text:p>
          </table:table-cell>
          <table:table-cell office:value-type="string" calcext:value-type="string">
            <text:p>mitochondrial carrier protein (MCP4)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G_transcript_3042</text:p>
          </table:table-cell>
          <table:table-cell office:value-type="string" calcext:value-type="string">
            <text:p>gi|612399304|ref| |mitochondrial carrier protein</text:p>
          </table:table-cell>
          <table:table-cell office:value-type="string" calcext:value-type="string">
            <text:p>mitochondrial inner membrane;calcium ion binding;transmembrane transport</text:p>
          </table:table-cell>
          <table:table-cell office:value-type="float" office:value="727" calcext:value-type="float">
            <text:p>727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36.25" calcext:value-type="float">
            <text:p>36.25</text:p>
          </table:table-cell>
          <table:table-cell office:value-type="float" office:value="315" calcext:value-type="float">
            <text:p>315</text:p>
          </table:table-cell>
          <table:table-cell office:value-type="float" office:value="394" calcext:value-type="float">
            <text:p>39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686" calcext:value-type="float">
            <text:p>686</text:p>
          </table:table-cell>
          <table:table-cell office:value-type="float" office:value="34" calcext:value-type="float">
            <text:p>34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E-068" calcext:value-type="float">
            <text:p>7E-068</text:p>
          </table:table-cell>
          <table:table-cell office:value-type="string" calcext:value-type="string">
            <text:p>Tb927.11.6140</text:p>
          </table:table-cell>
          <table:table-cell office:value-type="string" calcext:value-type="string">
            <text:p>40S ribosomal protein S15A, putativ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G_transcript_44308</text:p>
          </table:table-cell>
          <table:table-cell office:value-type="string" calcext:value-type="string">
            <text:p>40s ribosomal protein s15a</text:p>
          </table:table-cell>
          <table:table-cell office:value-type="string" calcext:value-type="string">
            <text:p>mitochondrion;membrane;cytosolic small ribosomal subunit;extracellular exosome;structural constituent of ribosome;hydrolase activity;poly(A) RNA binding;translation;brain development;positive regulation of cell proliferation;response to virus;chordate embryonic development;positive regulation of cell cycle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/>
          <table:table-cell office:value-type="float" office:value="66.92" calcext:value-type="float">
            <text:p>66.92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.04326923076923" calcext:value-type="float">
            <text:p>1.0432692308</text:p>
          </table:table-cell>
          <table:table-cell office:value-type="float" office:value="2E-033" calcext:value-type="float">
            <text:p>2E-033</text:p>
          </table:table-cell>
          <table:table-cell office:value-type="string" calcext:value-type="string">
            <text:p>Tb927.8.890</text:p>
          </table:table-cell>
          <table:table-cell office:value-type="string" calcext:value-type="string">
            <text:p>small GTP-binding protein Rab1, putativ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G_transcript_21240</text:p>
          </table:table-cell>
          <table:table-cell office:value-type="string" calcext:value-type="string">
            <text:p>ras-related protein rab-32</text:p>
          </table:table-cell>
          <table:table-cell office:value-type="string" calcext:value-type="string">
            <text:p>mitochondrion;trans-Golgi network;membrane;melanosome;GTPase activity;GTP binding;protein complex binding;intracellular protein transport;nucleocytoplasmic transport;melanosome organization;Rab protein signal transduction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4.56" calcext:value-type="float">
            <text:p>34.5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.05263157894737" calcext:value-type="float">
            <text:p>1.0526315789</text:p>
          </table:table-cell>
          <table:table-cell office:value-type="float" office:value="3E-037" calcext:value-type="float">
            <text:p>3E-037</text:p>
          </table:table-cell>
          <table:table-cell office:value-type="string" calcext:value-type="string">
            <text:p>Tb927.8.5120</text:p>
          </table:table-cell>
          <table:table-cell office:value-type="string" calcext:value-type="string">
            <text:p>cytochrome c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G_transcript_30657</text:p>
          </table:table-cell>
          <table:table-cell office:value-type="string" calcext:value-type="string">
            <text:p>cytochrome testis-specific</text:p>
          </table:table-cell>
          <table:table-cell office:value-type="string" calcext:value-type="string">
            <text:p>mitochondrial intermembrane space;respiratory chain;electron carrier activity;heme binding;metal ion binding;mitochondrial electron transport, ubiquinol to cytochrome c;mitochondrial electron transport, cytochrome c to oxygen;hydrogen peroxide metabolic process;positive regulation of cysteine-type endopeptidase activity involved in apoptotic process;positive regulation of intrinsic apoptotic signaling pathway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/>
          <table:table-cell office:value-type="float" office:value="47.5" calcext:value-type="float">
            <text:p>47.5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  <table:database-ranges>
        <table:database-range table:name="__Anonymous_Sheet_DB__0" table:target-range-address="Sheet1.A1:Sheet1.J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22:00:04.522541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22:34:52.681685982</dc:date>
    <meta:generator>LibreOffice/4.2.8.2$Linux_X86_64 LibreOffice_project/420m0$Build-2</meta:generator>
    <meta:editing-duration>PT7M17S</meta:editing-duration>
    <meta:editing-cycles>3</meta:editing-cycles>
    <meta:document-statistic meta:table-count="1" meta:cell-count="1476" meta:object-count="0"/>
  </office:meta>
</office:document-meta>
</file>